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1" svg:font-family="Arial" style:font-family-generic="system" style:font-pitch="variable"/>
    <style:font-face style:name="Calibri" svg:font-family="Calibri" style:font-family-generic="roman"/>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YS Text" svg:font-family="'YS Text', 'Helvetica Neue', Helvetica, Arial, sans-serif"/>
    <style:font-face style:name="apple-system" svg:font-family="apple-system, BlinkMacSystemFont, 'Segoe UI', Roboto, 'Helvetica Neue', Arial, 'Noto Sans', 'Liberation Sans', sans-serif, 'Apple Color Emoji', 'Segoe UI Emoji', 'Segoe UI Symbol', 'Noto Color Emoji'"/>
    <style:font-face style:name="markup-bold" svg:font-family="markup-bold"/>
  </office:font-face-decls>
  <office:automatic-styles>
    <style:style style:name="Таблица1" style:family="table">
      <style:table-properties style:width="16.51cm" fo:margin-left="-0.009cm" fo:margin-top="0cm" fo:margin-bottom="0cm" table:align="left" style:writing-mode="lr-tb"/>
    </style:style>
    <style:style style:name="Таблица1.A" style:family="table-column">
      <style:table-column-properties style:column-width="3.584cm"/>
    </style:style>
    <style:style style:name="Таблица1.B" style:family="table-column">
      <style:table-column-properties style:column-width="3.514cm"/>
    </style:style>
    <style:style style:name="Таблица1.C" style:family="table-column">
      <style:table-column-properties style:column-width="3.291cm"/>
    </style:style>
    <style:style style:name="Таблица1.D" style:family="table-column">
      <style:table-column-properties style:column-width="3.286cm"/>
    </style:style>
    <style:style style:name="Таблица1.E" style:family="table-column">
      <style:table-column-properties style:column-width="2.835cm"/>
    </style:style>
    <style:style style:name="Таблица1.1" style:family="table-row">
      <style:table-row-properties fo:keep-together="auto"/>
    </style:style>
    <style:style style:name="Таблица1.A1" style:family="table-cell">
      <style:table-cell-properties style:vertical-align="" fo:padding="0.176cm" fo:border="1pt solid #000000" style:writing-mode="lr-tb"/>
    </style:style>
    <style:style style:name="Таблица2" style:family="table">
      <style:table-properties style:width="17cm" table:align="margins"/>
    </style:style>
    <style:style style:name="Таблица2.A" style:family="table-column">
      <style:table-column-properties style:column-width="4.251cm" style:rel-column-width="16383*"/>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D1" style:family="table-cell">
      <style:table-cell-properties fo:background-color="transparent" fo:padding="0.097cm" fo:border="0.5pt solid #000000" style:writing-mode="page">
        <style:background-image/>
      </style:table-cell-properties>
    </style:style>
    <style:style style:name="Таблица2.2" style:family="table-row">
      <style:table-row-properties style:min-row-height="20.627cm"/>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3" style:family="table">
      <style:table-properties style:width="17cm" table:align="margins"/>
    </style:style>
    <style:style style:name="Таблица3.A" style:family="table-column">
      <style:table-column-properties style:column-width="10.086cm" style:rel-column-width="5718*"/>
    </style:style>
    <style:style style:name="Таблица3.B" style:family="table-column">
      <style:table-column-properties style:column-width="3.298cm" style:rel-column-width="1870*"/>
    </style:style>
    <style:style style:name="Таблица3.C" style:family="table-column">
      <style:table-column-properties style:column-width="3.616cm" style:rel-column-width="2050*"/>
    </style:style>
    <style:style style:name="Таблица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3.C1" style:family="table-cell">
      <style:table-cell-properties fo:background-color="transparent" fo:padding="0.097cm" fo:border="0.5pt solid #000000" style:writing-mode="page">
        <style:background-image/>
      </style:table-cell-properties>
    </style:style>
    <style:style style:name="Таблица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4" style:family="table">
      <style:table-properties style:width="17cm" table:align="margins"/>
    </style:style>
    <style:style style:name="Таблица4.A" style:family="table-column">
      <style:table-column-properties style:column-width="8.5cm" style:rel-column-width="32767*"/>
    </style:style>
    <style:style style:name="Таблица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4.B1" style:family="table-cell">
      <style:table-cell-properties fo:background-color="transparent" fo:padding="0.097cm" fo:border="0.5pt solid #000000" style:writing-mode="page">
        <style:background-image/>
      </style:table-cell-properties>
    </style:style>
    <style:style style:name="Таблица4.2" style:family="table-row">
      <style:table-row-properties style:min-row-height="4.189cm"/>
    </style:style>
    <style:style style:name="Таблица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09eea3"/>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a1a1a" loext:opacity="100%" style:font-name="YS Text" fo:font-size="14pt" fo:letter-spacing="normal" fo:font-style="normal" fo:font-weight="normal" style:font-size-asian="14pt" style:font-size-complex="14pt"/>
    </style:style>
    <style:style style:name="P3" style:family="paragraph" style:parent-style-name="Standard">
      <style:paragraph-properties fo:text-align="justify" style:justify-single-word="false"/>
      <style:text-properties fo:font-variant="normal" fo:text-transform="none" fo:color="#1a1a1a" loext:opacity="100%" style:font-name="YS Text" fo:font-size="14pt" fo:letter-spacing="normal" fo:font-style="normal" fo:font-weight="normal" officeooo:paragraph-rsid="0009eea3" style:font-size-asian="14pt" style:font-size-complex="14pt"/>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a1a" loext:opacity="100%" style:font-name="YS Text" fo:font-size="14pt" fo:letter-spacing="normal" fo:font-style="normal" fo:font-weight="normal" style:font-size-asian="14pt" style:font-size-complex="14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a1a1a" loext:opacity="100%" style:font-name="Times New Roman1" fo:font-size="13pt" fo:letter-spacing="normal" fo:font-style="normal" fo:font-weight="normal" officeooo:paragraph-rsid="0009eea3" style:font-size-asian="13pt" style:font-size-complex="13pt"/>
    </style:style>
    <style:style style:name="P6" style:family="paragraph" style:parent-style-name="Standard">
      <style:text-properties fo:font-size="15pt" officeooo:paragraph-rsid="0009eea3" style:font-size-asian="15pt" style:font-size-complex="15pt"/>
    </style:style>
    <style:style style:name="P7"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font-size="13pt" style:font-size-asian="13pt" style:font-size-complex="13pt"/>
    </style:style>
    <style:style style:name="P8"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font-size="13pt" officeooo:paragraph-rsid="0009eea3" style:font-size-asian="13pt" style:font-size-complex="13pt"/>
    </style:style>
    <style:style style:name="P9"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font-size="13pt" fo:language="ru" fo:country="RU" officeooo:rsid="0009eea3" officeooo:paragraph-rsid="0009eea3" style:font-size-asian="13pt" style:font-size-complex="13pt"/>
    </style:style>
    <style:style style:name="P10"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style:font-name="Times New Roman1" fo:font-size="13pt" style:font-size-asian="13pt" style:font-size-complex="13pt"/>
    </style:style>
    <style:style style:name="P11"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style:font-name="Times New Roman1" fo:font-size="13pt" officeooo:paragraph-rsid="0009eea3" style:font-size-asian="13pt" style:font-size-complex="13pt"/>
    </style:style>
    <style:style style:name="P12" style:family="paragraph" style:parent-style-name="Standard">
      <style:text-properties fo:font-variant="normal" fo:text-transform="none" fo:color="#1c1c1c" loext:opacity="100%" style:font-name="Times New Roman1" fo:font-size="14pt" fo:letter-spacing="normal" fo:language="en" fo:country="US" fo:font-style="normal" fo:font-weight="normal" officeooo:rsid="0009eea3" officeooo:paragraph-rsid="0009eea3" style:font-size-asian="14pt" style:font-size-complex="14pt"/>
    </style:style>
    <style:style style:name="P13" style:family="paragraph" style:parent-style-name="Standard">
      <style:text-properties fo:font-variant="normal" fo:text-transform="none" fo:color="#1c1c1c" loext:opacity="100%" style:font-name="Times New Roman1" fo:font-size="14pt" fo:letter-spacing="normal" fo:language="en" fo:country="US" fo:font-style="normal" fo:font-weight="normal" officeooo:rsid="0009eea3" officeooo:paragraph-rsid="0009eea3" style:font-size-asian="14pt" style:font-size-complex="14pt"/>
    </style:style>
    <style:style style:name="P14" style:family="paragraph" style:parent-style-name="Standard" style:list-style-name="L1">
      <style:text-properties fo:font-variant="normal" fo:text-transform="none" fo:color="#1c1c1c" loext:opacity="100%" style:font-name="Times New Roman1" fo:font-size="13pt" fo:letter-spacing="normal" fo:language="en" fo:country="US" fo:font-style="normal" fo:font-weight="normal" officeooo:rsid="0009eea3" officeooo:paragraph-rsid="000b6d9f" style:font-size-asian="13pt" style:font-size-complex="13pt"/>
    </style:style>
    <style:style style:name="P1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1a1a1a" loext:opacity="100%" style:font-name="YS Text" fo:font-size="14pt" fo:letter-spacing="normal" fo:font-style="normal" fo:font-weight="normal" officeooo:paragraph-rsid="000b6d9f" style:font-size-asian="14pt" style:font-size-complex="14pt"/>
    </style:style>
    <style:style style:name="P16" style:family="paragraph" style:parent-style-name="Standard">
      <style:paragraph-properties fo:text-align="justify" style:justify-single-word="false"/>
      <style:text-properties fo:font-variant="normal" fo:text-transform="none" fo:color="#1a1a1a" loext:opacity="100%" style:font-name="YS Text" fo:font-size="14pt" fo:letter-spacing="normal" fo:font-style="normal" fo:font-weight="normal" officeooo:paragraph-rsid="000b6d9f" style:font-size-asian="14pt" style:font-size-complex="14pt"/>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a1a1a" loext:opacity="100%" style:font-name="Times New Roman1" fo:font-size="14pt" fo:letter-spacing="normal" fo:font-style="normal" fo:font-weight="normal" style:font-size-asian="14pt" style:font-size-complex="14pt"/>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a1a1a" loext:opacity="100%" style:font-name="Times New Roman1" fo:font-size="14pt" fo:letter-spacing="normal" fo:font-style="normal" fo:font-weight="normal" officeooo:rsid="000b6d9f" officeooo:paragraph-rsid="000b6d9f" style:font-size-asian="14pt" style:font-size-complex="14pt"/>
    </style:style>
    <style:style style:name="P1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1a1a1a" loext:opacity="100%" style:font-name="Times New Roman1" fo:font-size="14pt" fo:letter-spacing="normal" fo:font-style="normal" fo:font-weight="normal" officeooo:rsid="000b6d9f" officeooo:paragraph-rsid="000b6d9f" fo:background-color="#ffff00" style:font-size-asian="14pt" style:font-size-complex="14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a1a1a" loext:opacity="100%" style:font-name="Times New Roman1" fo:font-size="14pt" fo:letter-spacing="normal" fo:font-style="normal" fo:font-weight="normal" officeooo:rsid="000b6d9f" officeooo:paragraph-rsid="000b6d9f" fo:background-color="#ffff00" style:font-size-asian="14pt" style:font-size-complex="14pt"/>
    </style:style>
    <style:style style:name="P21" style:family="paragraph" style:parent-style-name="Standard" style:list-style-name="L1">
      <style:paragraph-properties fo:text-align="start" style:justify-single-word="false" fo:orphans="2" fo:widows="2"/>
      <style:text-properties fo:font-variant="normal" fo:text-transform="none" fo:color="#1a1a1a" loext:opacity="100%" style:font-name="Times New Roman1" fo:font-size="13pt" fo:letter-spacing="normal" fo:font-style="normal" fo:font-weight="normal" officeooo:paragraph-rsid="000b6d9f" style:font-size-asian="13pt" style:font-size-complex="13pt"/>
    </style:style>
    <style:style style:name="P22" style:family="paragraph" style:parent-style-name="Standard">
      <style:paragraph-properties fo:text-align="justify" style:justify-single-word="false"/>
      <style:text-properties fo:font-variant="normal" fo:text-transform="none" fo:color="#1a1a1a" loext:opacity="100%" style:font-name="Times New Roman1" fo:font-size="13pt" fo:letter-spacing="normal" fo:font-style="normal" fo:font-weight="normal" officeooo:paragraph-rsid="000b6d9f" style:font-size-asian="13pt" style:font-size-complex="13pt"/>
    </style:style>
    <style:style style:name="P23" style:family="paragraph" style:parent-style-name="Standard">
      <style:paragraph-properties fo:text-align="justify" style:justify-single-word="false" fo:orphans="2" fo:widows="2"/>
      <style:text-properties fo:font-variant="normal" fo:text-transform="none" fo:color="#1a1a1a" loext:opacity="100%" style:font-name="Times New Roman1" fo:font-size="13pt" fo:letter-spacing="normal" fo:font-style="normal" fo:font-weight="normal" officeooo:paragraph-rsid="000b6d9f" style:font-size-asian="13pt" style:font-size-complex="13pt"/>
    </style:style>
    <style:style style:name="P24" style:family="paragraph" style:parent-style-name="Standard">
      <style:text-properties fo:color="#1c1c1c" loext:opacity="100%" style:font-name="Times New Roman1" fo:font-size="14pt" fo:language="en" fo:country="US" officeooo:rsid="0009eea3" officeooo:paragraph-rsid="0009eea3" style:font-size-asian="14pt" style:font-size-complex="14pt"/>
    </style:style>
    <style:style style:name="P25"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color="#000000" loext:opacity="100%" style:font-name="Arial" fo:font-size="13pt" style:font-size-asian="13pt" style:language-asian="ru" style:country-asian="RU" style:font-name-complex="Arial1" style:font-size-complex="13pt"/>
    </style:style>
    <style:style style:name="P26"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color="#000000" loext:opacity="100%" style:font-name="Arial" fo:font-size="13pt" fo:language="en" fo:country="US" officeooo:rsid="0009eea3" style:font-size-asian="13pt" style:language-asian="ru" style:country-asian="RU" style:font-name-complex="Arial1" style:font-size-complex="13pt"/>
    </style:style>
    <style:style style:name="P27"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color="#000000" loext:opacity="100%" style:font-name="Arial" fo:font-size="13pt" fo:language="en" fo:country="US" fo:font-weight="bold" officeooo:rsid="0009eea3" officeooo:paragraph-rsid="0009eea3" style:font-size-asian="13pt" style:language-asian="ru" style:country-asian="RU" style:font-weight-asian="bold" style:font-name-complex="Arial1" style:font-size-complex="13pt" style:font-weight-complex="bold"/>
    </style:style>
    <style:style style:name="P28"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color="#000000" loext:opacity="100%" style:font-name="Arial" fo:font-size="13pt" fo:language="ru" fo:country="RU" officeooo:rsid="0009eea3" officeooo:paragraph-rsid="0009eea3" style:font-size-asian="13pt" style:language-asian="ru" style:country-asian="RU" style:font-name-complex="Arial1" style:font-size-complex="13pt"/>
    </style:style>
    <style:style style:name="P29"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style:font-name="Times New Roman1" fo:font-size="13pt" style:font-size-asian="13pt" style:font-size-complex="13pt"/>
    </style:style>
    <style:style style:name="P30" style:family="paragraph" style:parent-style-name="Standard">
      <style:paragraph-properties fo:margin-left="0cm" fo:margin-right="0cm" fo:margin-top="0cm" fo:margin-bottom="0cm" style:contextual-spacing="false" fo:text-indent="0cm" style:auto-text-indent="false" style:writing-mode="lr-tb">
        <style:tab-stops/>
      </style:paragraph-properties>
    </style:style>
    <style:style style:name="P31" style:family="paragraph" style:parent-style-name="Standard">
      <style:paragraph-properties fo:margin-left="0cm" fo:margin-right="0cm" fo:margin-top="0cm" fo:margin-bottom="0cm" style:contextual-spacing="false" fo:text-indent="0cm" style:auto-text-indent="false" style:writing-mode="lr-tb">
        <style:tab-stops/>
      </style:paragraph-properties>
      <style:text-properties fo:font-size="13pt" style:font-size-asian="13pt" style:font-size-complex="13pt"/>
    </style:style>
    <style:style style:name="P32" style:family="paragraph" style:parent-style-name="Standard">
      <style:paragraph-properties fo:margin-top="0cm" fo:margin-bottom="0cm" style:contextual-spacing="false"/>
    </style:style>
    <style:style style:name="P33" style:family="paragraph" style:parent-style-name="Standard">
      <style:paragraph-properties fo:margin-left="0cm" fo:margin-right="0cm" fo:text-align="start" style:justify-single-word="false" fo:orphans="2" fo:widows="2" fo:text-indent="0cm" style:auto-text-indent="false"/>
      <style:text-properties officeooo:paragraph-rsid="000b6d9f"/>
    </style:style>
    <style:style style:name="P34" style:family="paragraph" style:parent-style-name="Standard">
      <style:text-properties fo:font-size="15pt" officeooo:paragraph-rsid="0009eea3" style:font-size-asian="15pt" style:font-size-complex="15pt"/>
    </style:style>
    <style:style style:name="P35" style:family="paragraph" style:parent-style-name="Standard">
      <style:text-properties fo:font-size="15pt" officeooo:rsid="000b6d9f" officeooo:paragraph-rsid="000b6d9f" style:font-size-asian="15pt" style:font-size-complex="15pt"/>
    </style:style>
    <style:style style:name="P36" style:family="paragraph" style:parent-style-name="Standard">
      <style:paragraph-properties fo:margin-left="0cm" fo:margin-right="0cm" fo:text-align="start" style:justify-single-word="false" fo:orphans="2" fo:widows="2" fo:text-indent="0cm" style:auto-text-indent="false"/>
      <style:text-properties style:font-name="Times New Roman1" fo:font-size="13pt" officeooo:paragraph-rsid="000b6d9f" style:font-size-asian="13pt" style:font-size-complex="13pt"/>
    </style:style>
    <style:style style:name="P37" style:family="paragraph" style:parent-style-name="Standard">
      <style:paragraph-properties fo:margin-left="0cm" fo:margin-right="0cm" fo:text-align="start" style:justify-single-word="false" fo:orphans="2" fo:widows="2" fo:text-indent="0cm" style:auto-text-indent="false"/>
      <style:text-properties style:font-name="Times New Roman1" fo:font-size="13pt" officeooo:rsid="000b6d9f" officeooo:paragraph-rsid="000b6d9f" style:font-size-asian="13pt" style:font-size-complex="13pt"/>
    </style:style>
    <style:style style:name="P38" style:family="paragraph" style:parent-style-name="Standard">
      <style:paragraph-properties fo:margin-left="0cm" fo:margin-right="0cm" fo:text-align="start" style:justify-single-word="false" fo:orphans="2" fo:widows="2" fo:text-indent="0cm" style:auto-text-indent="false"/>
      <style:text-properties style:font-name="Times New Roman1" fo:font-size="13pt" fo:font-weight="normal" officeooo:paragraph-rsid="000b6d9f" style:font-size-asian="13pt" style:font-weight-asian="normal" style:font-size-complex="13pt" style:font-weight-complex="normal"/>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6d9f" officeooo:paragraph-rsid="000b6d9f"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6d9f" officeooo:paragraph-rsid="000b6d9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b6d9f" officeooo:paragraph-rsid="000b6d9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0b6d9f" officeooo:paragraph-rsid="000b6d9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3pt" fo:font-style="normal" fo:text-shadow="none" style:text-underline-style="none" fo:font-weight="normal" fo:background-color="#ff0000" style:font-size-asian="13pt" style:font-style-asian="normal" style:font-weight-asian="normal" style:font-size-complex="13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1" fo:font-size="13pt" fo:font-style="normal" fo:text-shadow="none" style:text-underline-style="none" fo:font-weight="normal" fo:background-color="#00a933" style:font-size-asian="13pt" style:font-style-asian="normal" style:font-weight-asian="normal" style:font-size-complex="13pt" style:font-style-complex="normal" style:font-weight-complex="normal" style:text-overline-style="none" style:text-overline-color="font-color"/>
    </style:style>
    <style:style style:name="T1" style:family="text">
      <style:text-properties fo:font-variant="normal" fo:text-transform="none" fo:color="#1c1c1c" loext:opacity="100%" style:text-line-through-style="none" style:text-line-through-type="none" style:font-name="Times New Roman1" fo:font-size="14pt" fo:letter-spacing="normal" fo:font-style="normal" style:text-underline-style="none" fo:font-weight="normal" style:text-blinking="false" fo:background-color="#ffffff" loext:char-shading-value="0" style:font-size-asian="14pt" style:font-size-complex="14pt"/>
    </style:style>
    <style:style style:name="T2" style:family="text">
      <style:text-properties fo:font-variant="normal" fo:text-transform="none" fo:color="#1c1c1c" loext:opacity="100%" style:text-line-through-style="none" style:text-line-through-type="none" style:font-name="Times New Roman1" fo:font-size="14pt" fo:letter-spacing="normal" fo:language="en" fo:country="US" fo:font-style="normal" style:text-underline-style="none" fo:font-weight="normal" officeooo:rsid="0009eea3" style:text-blinking="false" fo:background-color="#ffffff" loext:char-shading-value="0" style:font-size-asian="14pt" style:font-size-complex="14pt"/>
    </style:style>
    <style:style style:name="T3" style:family="text">
      <style:text-properties fo:font-variant="normal" fo:text-transform="none" fo:color="#1c1c1c" loext:opacity="100%" style:font-name="Times New Roman1" fo:letter-spacing="normal" fo:language="en" fo:country="US" fo:font-style="normal" fo:font-weight="normal" officeooo:rsid="0009eea3" style:language-asian="ru" style:country-asian="RU" style:font-name-complex="Arial1"/>
    </style:style>
    <style:style style:name="T4" style:family="text">
      <style:text-properties fo:font-variant="normal" fo:text-transform="none" fo:color="#1c1c1c" loext:opacity="100%" style:font-name="Times New Roman1" fo:font-size="14pt" fo:letter-spacing="normal" fo:language="en" fo:country="US" fo:font-style="normal" fo:font-weight="normal" officeooo:rsid="0009eea3" style:font-size-asian="14pt" style:font-size-complex="14pt"/>
    </style:style>
    <style:style style:name="T5" style:family="text">
      <style:text-properties fo:font-variant="normal" fo:text-transform="none" fo:color="#1c1c1c" loext:opacity="100%" style:font-name="Times New Roman1" fo:font-size="14pt" fo:letter-spacing="normal" fo:language="en" fo:country="US" officeooo:rsid="0009eea3" style:font-size-asian="14pt" style:font-size-complex="14pt"/>
    </style:style>
    <style:style style:name="T6" style:family="text">
      <style:text-properties fo:font-variant="normal" fo:text-transform="none" fo:color="#1a1a1a" loext:opacity="100%" style:font-name="YS Text" fo:letter-spacing="normal" fo:font-style="normal" fo:font-weight="normal" style:language-asian="ru" style:country-asian="RU" style:font-name-complex="Arial1"/>
    </style:style>
    <style:style style:name="T7" style:family="text">
      <style:text-properties fo:font-variant="normal" fo:text-transform="none" fo:color="#1a1a1a" loext:opacity="100%" fo:letter-spacing="normal" fo:font-style="normal" fo:font-weight="normal" style:language-asian="ru" style:country-asian="RU" style:font-name-complex="Arial1"/>
    </style:style>
    <style:style style:name="T8" style:family="text">
      <style:text-properties fo:font-variant="normal" fo:text-transform="none" fo:color="#1a1a1a" loext:opacity="100%" style:font-name="Times New Roman1" fo:font-size="14pt" fo:letter-spacing="normal" fo:font-style="normal" fo:font-weight="normal" officeooo:rsid="000b6d9f" fo:background-color="#ffff00" loext:char-shading-value="0" style:font-size-asian="14pt" style:font-size-complex="14pt"/>
    </style:style>
    <style:style style:name="T9" style:family="text">
      <style:text-properties fo:font-variant="normal" fo:text-transform="none" fo:color="#000000" loext:opacity="100%" fo:letter-spacing="normal" fo:font-style="normal" fo:font-weight="normal" style:language-asian="ru" style:country-asian="RU" style:font-name-complex="Arial1"/>
    </style:style>
    <style:style style:name="T10" style:family="text">
      <style:text-properties fo:font-variant="normal" fo:text-transform="none" fo:color="#1d2125" loext:opacity="100%" style:font-name="apple-system" fo:font-size="11.25pt" fo:letter-spacing="normal" fo:font-style="normal" fo:font-weight="normal"/>
    </style:style>
    <style:style style:name="T11" style:family="text">
      <style:text-properties fo:font-variant="normal" fo:text-transform="none" fo:color="#1d2125" loext:opacity="100%" style:font-name="apple-system" fo:font-size="11.25pt" fo:letter-spacing="normal" fo:font-style="normal" fo:font-weight="normal" style:font-weight-asian="bold" style:font-weight-complex="bold"/>
    </style:style>
    <style:style style:name="T12" style:family="text">
      <style:text-properties fo:font-variant="normal" fo:text-transform="none" fo:color="#1d2125" loext:opacity="100%" fo:letter-spacing="normal" fo:font-style="normal" fo:font-weight="normal"/>
    </style:style>
    <style:style style:name="T13" style:family="text">
      <style:text-properties fo:font-variant="normal" fo:text-transform="none" fo:color="#0f6cbf" loext:opacity="100%" style:text-line-through-style="none" style:text-line-through-type="none" style:font-name="apple-system" fo:font-size="11.25pt" fo:letter-spacing="normal" fo:font-style="normal" style:text-underline-style="none" fo:font-weight="normal" style:text-blinking="false" fo:background-color="#f8f9fa" loext:char-shading-value="0"/>
    </style:style>
    <style:style style:name="T14" style:family="text">
      <style:text-properties fo:color="#1c1c1c" loext:opacity="100%" style:font-name="Times New Roman1" fo:language="en" fo:country="US" officeooo:rsid="0009eea3"/>
    </style:style>
    <style:style style:name="T15" style:family="text">
      <style:text-properties fo:color="#1c1c1c" loext:opacity="100%" style:font-name="Times New Roman1" fo:font-size="14pt" fo:language="en" fo:country="US" officeooo:rsid="0009eea3" style:font-size-asian="14pt" style:font-size-complex="14pt"/>
    </style:style>
    <style:style style:name="T16" style:family="text">
      <style:text-properties fo:color="#1c1c1c" loext:opacity="100%" style:font-name="Times New Roman1" fo:font-size="14pt" style:font-size-asian="14pt" style:font-size-complex="14pt"/>
    </style:style>
    <style:style style:name="T17" style:family="text">
      <style:text-properties fo:color="#1c1c1c" loext:opacity="100%" fo:language="en" fo:country="US" officeooo:rsid="000b6d9f"/>
    </style:style>
    <style:style style:name="T18" style:family="text">
      <style:text-properties fo:color="#1c1c1c" loext:opacity="100%" fo:language="en" fo:country="US" officeooo:rsid="0009eea3"/>
    </style:style>
    <style:style style:name="T19" style:family="text">
      <style:text-properties style:font-name="Times New Roman1" fo:font-size="14pt" fo:language="ru" fo:country="RU" officeooo:rsid="0009eea3" style:font-size-asian="14pt" style:font-size-complex="14pt"/>
    </style:style>
    <style:style style:name="T20" style:family="text">
      <style:text-properties style:font-name="Times New Roman1" fo:font-size="14pt" style:font-size-asian="14pt" style:font-size-complex="14pt"/>
    </style:style>
    <style:style style:name="T21" style:family="text">
      <style:text-properties style:font-name="Times New Roman1" fo:font-size="14pt" fo:language="en" fo:country="US" officeooo:rsid="0009eea3" style:font-size-asian="14pt" style:font-size-complex="14pt"/>
    </style:style>
    <style:style style:name="T22" style:family="text">
      <style:text-properties fo:color="#000000" loext:opacity="100%" style:font-name="Arial" style:language-asian="ru" style:country-asian="RU" style:font-name-complex="Arial1"/>
    </style:style>
    <style:style style:name="T23" style:family="text">
      <style:text-properties fo:color="#000000" loext:opacity="100%" style:font-name="Arial" officeooo:rsid="0009eea3" style:language-asian="ru" style:country-asian="RU" style:font-name-complex="Arial1"/>
    </style:style>
    <style:style style:name="T24" style:family="text">
      <style:text-properties fo:color="#000000" loext:opacity="100%" style:font-name="Arial" fo:language="en" fo:country="US" style:language-asian="ru" style:country-asian="RU" style:font-name-complex="Arial1"/>
    </style:style>
    <style:style style:name="T25" style:family="text">
      <style:text-properties fo:color="#000000" loext:opacity="100%" style:font-name="Arial" fo:language="en" fo:country="US" officeooo:rsid="0009eea3" style:language-asian="ru" style:country-asian="RU" style:font-name-complex="Arial1"/>
    </style:style>
    <style:style style:name="T26" style:family="text">
      <style:text-properties fo:color="#000000" loext:opacity="100%" style:font-name="Arial" fo:language="ru" fo:country="RU" officeooo:rsid="0009eea3" style:language-asian="ru" style:country-asian="RU" style:font-name-complex="Arial1"/>
    </style:style>
    <style:style style:name="T27" style:family="text">
      <style:text-properties fo:color="#000000" loext:opacity="100%" style:language-asian="ru" style:country-asian="RU" style:font-name-complex="Arial1"/>
    </style:style>
    <style:style style:name="T28" style:family="text">
      <style:text-properties officeooo:rsid="000b6d9f"/>
    </style:style>
    <style:style style:name="T29" style:family="text">
      <style:text-properties fo:background-color="#ffff00" loext:char-shading-value="0"/>
    </style:style>
    <style:style style:name="T30" style:family="text">
      <style:text-properties officeooo:rsid="000b6d9f" fo:background-color="#ffff00" loext:char-shading-value="0"/>
    </style:style>
    <style:style style:name="T31" style:family="text">
      <style:text-properties fo:background-color="#ff0000" loext:char-shading-value="0"/>
    </style:style>
    <style:style style:name="T32" style:family="text">
      <style:text-properties fo:background-color="#00a933" loext:char-shading-value="0"/>
    </style:style>
    <style:style style:name="T33" style:family="text">
      <style:text-properties fo:language="en" fo:country="US" officeooo:rsid="000b6d9f"/>
    </style:style>
    <style:style style:name="T34" style:family="text">
      <style:text-properties fo:language="ru" fo:country="RU" officeooo:rsid="000b6d9f"/>
    </style:style>
    <style:style style:name="T35" style:family="text">
      <style:text-properties style:font-name="Times New Roman1" fo:font-size="13pt" officeooo:rsid="000b6d9f" style:font-size-asian="13pt" style:font-size-complex="13pt"/>
    </style:style>
    <style:style style:name="T36" style:family="text">
      <style:text-properties style:font-name="Times New Roman1" fo:font-size="13pt" officeooo:rsid="000b6d9f" fo:background-color="#ffff00" loext:char-shading-value="0" style:font-size-asian="13pt" style:font-size-complex="13pt"/>
    </style:style>
    <style:style style:name="T37" style:family="text">
      <style:text-properties style:font-name="Times New Roman1" fo:font-size="13pt" officeooo:rsid="000b6d9f" fo:background-color="#ffff00" loext:char-shading-value="0" style:font-size-asian="13pt" style:font-size-complex="13pt"/>
    </style:style>
    <style:style style:name="T38" style:family="text">
      <style:text-properties fo:font-weight="bold" style:font-weight-asian="bold" style:font-weight-complex="bold"/>
    </style:style>
    <style:style style:name="T39" style:family="text">
      <style:text-properties style:font-name="markup-bold"/>
    </style:style>
    <style:style style:name="T40" style:family="text">
      <style:text-properties style:font-name="markup-bold"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9">1.</text:span><text:span text:style-name="T21">1.</text:span><text:span text:style-name="T19"> </text:span><text:span text:style-name="T15">Google Translate - </text:span><text:span text:style-name="T16"> это многоязычный сервис </text:span><text:a xlink:type="simple" xlink:href="https://en.wikipedia.org/wiki/Neural_machine_translation" text:style-name="Internet_20_link" text:visited-style-name="Visited_20_Internet_20_Link"><text:span text:style-name="T1">нейромашинного перевода</text:span></text:a><text:span text:style-name="T16">, разработанный </text:span><text:span text:style-name="T1">Google</text:span><text:span text:style-name="T16"> для </text:span><text:span text:style-name="T1">перевода</text:span><text:span text:style-name="T16"> текстов, документов и веб-сайтов с одного языка на другой.</text:span></text:p>
      <text:p text:style-name="P1"><text:span text:style-name="T20"><text:s text:c="4"/></text:span><text:span text:style-name="T21">Promt - </text:span><text:span text:style-name="T4">проект </text:span><text:a xlink:type="simple" xlink:href="https://ru.wikipedia.org/wiki/Машинный_перевод" text:style-name="Internet_20_link" text:visited-style-name="Visited_20_Internet_20_Link"><text:span text:style-name="T2">машинного перевода</text:span></text:a><text:span text:style-name="T4">— </text:span><text:a xlink:type="simple" xlink:href="https://ru.wikipedia.org/wiki/Россия" text:style-name="Internet_20_link" text:visited-style-name="Visited_20_Internet_20_Link"><text:span text:style-name="T2">российская</text:span></text:a><text:span text:style-name="T5"> </text:span><text:span text:style-name="T4">компания, разработчик систем </text:span><text:a xlink:type="simple" xlink:href="https://ru.wikipedia.org/wiki/Машинный_перевод" text:style-name="Internet_20_link" text:visited-style-name="Visited_20_Internet_20_Link"><text:span text:style-name="T2">машинного перевода</text:span></text:a><text:span text:style-name="T4">; занимается исследованиями и разработками в области </text:span><text:a xlink:type="simple" xlink:href="https://ru.wikipedia.org/wiki/Искусственный_интеллект" text:style-name="Internet_20_link" text:visited-style-name="Visited_20_Internet_20_Link"><text:span text:style-name="T2">искусственного интеллекта</text:span></text:a><text:span text:style-name="T4">.</text:span></text:p>
      <text:p text:style-name="P12">1.2.</text:p>
      <text:p text:style-name="P12">Fortunately, however, for the reputation of Asteroid B-612, a Turkish dictator</text:p>
      <text:p text:style-name="P17">made a law that his subjects, under pain of death, should change to</text:p>
      <text:p text:style-name="P17">European costume. So in 1920 the astronomer gave his demonstration all</text:p>
      <text:p text:style-name="P17">over again, dressed with impressive style and elegance. And this time</text:p>
      <text:p text:style-name="P17">everybody accepted his report.</text:p>
      <text:p text:style-name="P17">If I have told you these details about the asteroid, and made a note of its</text:p>
      <text:p text:style-name="P17">number for you, it is on account of the grown-ups and their ways. When you</text:p>
      <text:p text:style-name="P17">tell them that you have made a new friend, they never ask you any questions</text:p>
      <text:p text:style-name="P17">about essential matters. They never say to you, "What does his voice sound</text:p>
      <text:p text:style-name="P17">like? What games does he love best? Does he collect butterflies?" Instead,</text:p>
      <text:p text:style-name="P17">they demand: "How old is he? How many brothers has he? How much does</text:p>
      <text:p text:style-name="P17">he weigh? How much money does his father make?" Only from these figures</text:p>
      <text:p text:style-name="P17">do they think they have learned anything about him.If you were to say to the grown-ups: "I saw a beautiful house made of rosy brick, with geraniums in the windows and doves on the roof," they would not be able to get any idea of that house at all. You would have to say to them: "I saw a house that cost $20,000." Then they would exclaim: "Oh, what a pretty house that is!"</text:p>
      <text:p text:style-name="P2"/>
      <text:p text:style-name="P24"><text:s/></text:p>
      <text:p text:style-name="P3"><text:span text:style-name="T14">К счастью для репутации астероида В-612, турецкий султан велел своим подданным под </text:span>страхом смерти носить европейское платье. В 1920 году тот астроном снова доложил о своем открытии. На этот раз он был одет по последней моде, – и все с ним согласились.</text:p>
      <text:p text:style-name="P3"><text:span text:style-name="T14">Я вам рассказал так подробно об астероиде В-612 и даже сообщил его номер только из-за </text:span>взрослых. Взрослые очень любят цифры. Когда рассказываешь им, что у тебя появился новый друг, они никогда не спросят о самом главном. Никогда они не скажут: «А какой у него голос? В какие игры он любит играть? Ловит ли он бабочек?» Они спрашивают: «Сколько ему лет? Сколько у него братьев? Сколько он весит? Сколько зарабатывает его отец?» И после этого во- ображают, что узнали человека. Когда говоришь взрослым: «Я видел красивый дом из розового</text:p>
      <text:p text:style-name="P4">кирпича, в окнах у него герань, а на крыше голуби», – они никак не могут представить себе этот дом. Им надо сказать: «Я видел дом за сто тысяч франков», – и тогда они восклицают: «Какая красота!»</text:p>
      <text:p text:style-name="P4"/>
      <text:p text:style-name="P6"/>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25">Английское <text:soft-page-break/>слово или словосочетание в тексте</text:p>
            <text:p text:style-name="P10"><text:span text:style-name="T27">-</text:span><text:span text:style-name="T7">dictator</text:span><text:span text:style-name="T27"> </text:span></text:p>
            <text:p text:style-name="P10"><text:span text:style-name="T27">-</text:span><text:span text:style-name="T7">costume.</text:span><text:span text:style-name="T27"> </text:span></text:p>
            <text:p text:style-name="P10"><text:span text:style-name="T27">-</text:span><text:span text:style-name="T7">the astronomer</text:span><text:span text:style-name="T27"> </text:span></text:p>
            <text:p text:style-name="P10"><text:span text:style-name="T27">-</text:span><text:span text:style-name="T7">number</text:span><text:span text:style-name="T27"> </text:span></text:p>
            <text:p text:style-name="P10"><text:span text:style-name="T27">-</text:span><text:span text:style-name="T7">friend</text:span></text:p>
            <text:p text:style-name="P10"/>
            <text:p text:style-name="P10"><text:span text:style-name="T27">-</text:span><text:span text:style-name="T7">Fortunately</text:span></text:p>
            <text:p text:style-name="P10"><text:span text:style-name="T27">-</text:span><text:span text:style-name="T7">under pain of death</text:span></text:p>
            <text:p text:style-name="P10"><text:span text:style-name="T27">-</text:span><text:span text:style-name="T7">European costume</text:span></text:p>
            <text:p text:style-name="P10"><text:span text:style-name="T27">-</text:span><text:span text:style-name="T7">a new friend</text:span></text:p>
            <text:p text:style-name="P11"><text:span text:style-name="T27">-</text:span><text:span text:style-name="T9"> Instead,</text:span></text:p>
            <text:p text:style-name="P5">they demand: </text:p>
            <text:p text:style-name="P30"/>
          </table:table-cell>
          <table:table-cell table:style-name="Таблица1.A1" office:value-type="string">
            <text:p text:style-name="P25">Русское слово <text:soft-page-break/>или словосочетание в тексте</text:p>
            <text:p text:style-name="P8"><text:span text:style-name="T22">- <text:s/></text:span><text:span text:style-name="T3">султан</text:span></text:p>
            <text:p text:style-name="P8"><text:span text:style-name="T22">- </text:span><text:span text:style-name="T6">платье</text:span></text:p>
            <text:p text:style-name="P8"><text:span text:style-name="T22">- </text:span><text:span text:style-name="T6">астроном</text:span></text:p>
            <text:p text:style-name="P8"><text:span text:style-name="T22">- </text:span><text:span text:style-name="T3">номер</text:span></text:p>
            <text:p text:style-name="P8"><text:span text:style-name="T22">- </text:span><text:span text:style-name="T6">друг</text:span></text:p>
            <text:p text:style-name="P7"/>
            <text:p text:style-name="P8"><text:span text:style-name="T22">-</text:span><text:span text:style-name="T3">К счастью</text:span></text:p>
            <text:p text:style-name="P8"><text:span text:style-name="T22">- </text:span><text:span text:style-name="T3">под </text:span><text:span text:style-name="T6">страхом смерти</text:span></text:p>
            <text:p text:style-name="P8"><text:span text:style-name="T22">-</text:span><text:span text:style-name="T6">европейское платье</text:span></text:p>
            <text:p text:style-name="P8"><text:span text:style-name="T22">- </text:span><text:span text:style-name="T6">новый друг</text:span></text:p>
            <text:p text:style-name="P8"><text:span text:style-name="T22">- </text:span><text:span text:style-name="T6">Они спрашивают</text:span></text:p>
          </table:table-cell>
          <table:table-cell table:style-name="Таблица1.A1" office:value-type="string">
            <text:p text:style-name="P7"><text:span text:style-name="T22">Перевод с </text:span><text:soft-page-break/><text:span text:style-name="T22">английского на русский первым переводчиком</text:span><text:span text:style-name="T23">(</text:span><text:span text:style-name="T25">google</text:span><text:span text:style-name="T23">)</text:span></text:p>
            <text:p text:style-name="P25">-диктатор</text:p>
            <text:p text:style-name="P7"><text:span text:style-name="T22">- </text:span><text:span text:style-name="T25">*</text:span><text:span text:style-name="T26">первый перевод выдал как костюм, но предлагает вариант и как платье</text:span></text:p>
            <text:p text:style-name="P25">-астроном</text:p>
            <text:p text:style-name="P7"><text:span text:style-name="T22">-число</text:span><text:span text:style-name="T25">*</text:span></text:p>
            <text:p text:style-name="P25">-друг</text:p>
            <text:p text:style-name="P7"/>
            <text:p text:style-name="P25">-К счастью</text:p>
            <text:p text:style-name="P25">-под страхом смерти</text:p>
            <text:p text:style-name="P25">-Европейский костюм</text:p>
            <text:p text:style-name="P25">-новый друг</text:p>
            <text:p text:style-name="P25">-вместо,</text:p>
            <text:p text:style-name="P25">они требуют</text:p>
          </table:table-cell>
          <table:table-cell table:style-name="Таблица1.A1" office:value-type="string">
            <text:p text:style-name="P7"><text:span text:style-name="T22">Перевод с </text:span><text:soft-page-break/><text:span text:style-name="T22">английского на русский вторым переводчиком</text:span><text:span text:style-name="T25">(promt)</text:span></text:p>
            <text:p text:style-name="P26">-диктатор</text:p>
            <text:p text:style-name="P26">-костюм</text:p>
            <text:p text:style-name="P26">-астроном</text:p>
            <text:p text:style-name="P26">-число*</text:p>
            <text:p text:style-name="P26">-друг</text:p>
            <text:p text:style-name="P7"/>
            <text:p text:style-name="P26">-к счастью</text:p>
            <text:p text:style-name="P26">-под страхом смертной казни*</text:p>
            <text:p text:style-name="P26">-Европейский костюм</text:p>
            <text:p text:style-name="P26">-новый друг</text:p>
            <text:p text:style-name="P26">-вместо,</text:p>
            <text:p text:style-name="P26">они требуют</text:p>
          </table:table-cell>
          <table:table-cell table:style-name="Таблица1.A1" office:value-type="string">
            <text:p text:style-name="P25">Ошибки и <text:soft-page-break/>комментарии</text:p>
            <text:p text:style-name="P27">Google:</text:p>
            <text:p text:style-name="P28">в некоторых случаях, помеченных *, выдает вариант перевода, который представлен в человеческом переводе, лишь как дополнительный вариант</text:p>
            <text:p text:style-name="P27">Promt:</text:p>
            <text:p text:style-name="P9"><text:span text:style-name="T22">Так же, как и </text:span><text:span text:style-name="T24">google “</text:span><text:span text:style-name="T22">правильный</text:span><text:span text:style-name="T24">” </text:span><text:span text:style-name="T22">перевод предлагает только в качестве дополнительного варианта, или вовсе не предлагает</text:span></text:p>
          </table:table-cell>
        </table:table-row>
      </table:table>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able:table table:name="Таблица2" table:style-name="Таблица2" table:template-name="Default Style">
        <table:table-column table:style-name="Таблица2.A" table:number-columns-repeated="4"/>
        <table:table-row>
          <table:table-cell table:style-name="Таблица2.A1" office:value-type="string">
            <text:p text:style-name="P39">Английское <text:soft-page-break/>предложение в тексте</text:p>
          </table:table-cell>
          <table:table-cell table:style-name="Таблица2.A1" office:value-type="string">
            <text:p text:style-name="P39">Русское предложение <text:soft-page-break/>в тексте</text:p>
          </table:table-cell>
          <table:table-cell table:style-name="Таблица2.A1" office:value-type="string">
            <text:p text:style-name="P39">Перевод с <text:soft-page-break/>английского на русский первым переводчиком</text:p>
          </table:table-cell>
          <table:table-cell table:style-name="Таблица2.D1" office:value-type="string">
            <text:p text:style-name="P39">Перевод с <text:soft-page-break/>английского на русский вторым переводчиком</text:p>
          </table:table-cell>
        </table:table-row>
        <table:table-row table:style-name="Таблица2.2">
          <table:table-cell table:style-name="Таблица2.A2" office:value-type="string">
            <text:list xml:id="list4090488585" text:style-name="L1">
              <text:list-item>
                <text:p text:style-name="P14">Fortunately, however, for the reputation of Asteroid B-612, a Turkish dictator</text:p>
                <text:p text:style-name="P21">made a law that his subjects, under pain of death, should change to</text:p>
                <text:p text:style-name="P21">European costume. </text:p>
              </text:list-item>
              <text:list-item>
                <text:p text:style-name="P21">So in 1920 the astronomer gave his demonstration all</text:p>
                <text:p text:style-name="P21">over again, dressed with impressive style and elegance.</text:p>
              </text:list-item>
              <text:list-item>
                <text:p text:style-name="P21">And this time</text:p>
                <text:p text:style-name="P21">everybody accepted his report.</text:p>
              </text:list-item>
              <text:list-item>
                <text:p text:style-name="P21">If I have told you these details about the asteroid, and made a note of its</text:p>
                <text:p text:style-name="P21">number for you, it is on account of the grown-ups and their ways.</text:p>
              </text:list-item>
              <text:list-item>
                <text:p text:style-name="P21">When you</text:p>
                <text:p text:style-name="P21">tell them that you have made a new friend, they never ask you any <text:soft-page-break/>questions</text:p>
                <text:p text:style-name="P21">about essential matters.</text:p>
              </text:list-item>
              <text:list-item>
                <text:p text:style-name="P21">They never say to you, "What does his voice sound</text:p>
                <text:p text:style-name="P21">like? What games does he love best? Does he collect butterflies?"</text:p>
              </text:list-item>
              <text:list-item>
                <text:p text:style-name="P21">Instead,</text:p>
                <text:p text:style-name="P21">they demand: "How old is he? How many brothers has he? How much does</text:p>
                <text:p text:style-name="P21">he weigh? How much money does his father make?"</text:p>
              </text:list-item>
              <text:list-item>
                <text:p text:style-name="P21">Only from these figures</text:p>
                <text:p text:style-name="P21">do they think they have learned anything about him.</text:p>
              </text:list-item>
              <text:list-item>
                <text:p text:style-name="P21">If you were to say to the grown-ups: "I saw a beautiful house made of rosy brick, with geraniums in the windows and doves on the roof," they would not be able to get any idea of that house at all.</text:p>
              </text:list-item>
              <text:list-item>
                <text:p text:style-name="P21">You would <text:soft-page-break/>have to say to them: "I saw a house that cost $20,000."</text:p>
              </text:list-item>
              <text:list-item>
                <text:p text:style-name="P21">Then they would exclaim: "Oh, what a pretty house that is!"</text:p>
              </text:list-item>
            </text:list>
          </table:table-cell>
          <table:table-cell table:style-name="Таблица2.A2" office:value-type="string">
            <text:p text:style-name="P22"><text:span text:style-name="T17">1. </text:span><text:span text:style-name="T18">К счастью для репутации астероида В-612, турецкий султан велел своим подданным под </text:span>страхом смерти носить европейское платье.</text:p>
            <text:p text:style-name="P22"><text:span text:style-name="T28">2.</text:span> В 1920 году тот астроном снова доложил о своем открытии. На этот раз он был одет по последней моде, – и все с ним согласились.</text:p>
            <text:p text:style-name="P22"><text:span text:style-name="T17">3. </text:span><text:span text:style-name="T18">Я вам рассказал так подробно об астероиде В-612 и даже сообщил его номер только из-за </text:span>взрослых.</text:p>
            <text:p text:style-name="P22"><text:span text:style-name="T28">4. </text:span>Взрослые очень любят цифры.</text:p>
            <text:p text:style-name="P22"><text:span text:style-name="T28">5. </text:span>Когда рассказываешь им, что у тебя появился новый друг, они никогда не спросят о самом главном. <text:span text:style-name="T28">6. </text:span>Никогда они не скажут: «А какой у него голос? В какие игры он любит играть? Ловит ли он бабочек?»</text:p>
            <text:p text:style-name="P22"><text:span text:style-name="T28">7. </text:span>Они спрашивают: «Сколько ему лет? Сколько у него братьев? Сколько он весит? Сколько зарабатывает его отец?»</text:p>
            <text:p text:style-name="P22"><text:span text:style-name="T28">8. </text:span>И после этого во- <text:soft-page-break/>ображают, что узнали человека.</text:p>
            <text:p text:style-name="P22"><text:span text:style-name="T28">9. </text:span>Когда говоришь взрослым: «Я видел красивый дом из розового</text:p>
            <text:p text:style-name="P23">кирпича, в окнах у него герань, а на крыше голуби», – они никак не могут представить себе этот дом. </text:p>
            <text:p text:style-name="P23"><text:span text:style-name="T28">10. </text:span>Им надо сказать: «Я видел дом за сто тысяч франков», – и тогда они восклицают: «Какая красота!»</text:p>
          </table:table-cell>
          <table:table-cell table:style-name="Таблица2.A2" office:value-type="string">
            <text:p text:style-name="P43">1. К счастью для репутации астероида B-612, т<text:span text:style-name="T29">урецкого диктатора</text:span></text:p>
            <text:p text:style-name="P43"><text:span text:style-name="T29"><text:s text:c="8"/>издал закон</text:span>, по которому его подданные под страхом смерти должны были перейти на Европейский костюм.</text:p>
            <text:p text:style-name="P43"><text:s text:c="5"/>2. Итак, в 1920 году астроном провел всю свою демонстрацию</text:p>
            <text:p text:style-name="P43"><text:s text:c="5"/>3. снова, одетый впечатляюще стильно и элегантно.</text:p>
            <text:p text:style-name="P43"><text:s text:c="5"/>4. И на этот раз</text:p>
            <text:p text:style-name="P43"><text:s text:c="8"/>все приняли его доклад.</text:p>
            <text:p text:style-name="P43"><text:s text:c="5"/>5. <text:span text:style-name="T31">Если бы я рассказал вам эти подробности об астероиде и записал его</text:span></text:p>
            <text:p text:style-name="P44"><text:s text:c="8"/>для вас это из-за взрослых и их поступков.</text:p>
            <text:p text:style-name="P43"><text:s text:c="5"/>6. <text:span text:style-name="T29">Когда ты</text:span></text:p>
            <text:p text:style-name="P43"><text:span text:style-name="T29"><text:s text:c="8"/>скажи им</text:span>, что у тебя появился новый друг, они никогда не зададут тебе вопросов</text:p>
            <text:p text:style-name="P43"><text:s text:c="8"/>о существенных делах.</text:p>
            <text:p text:style-name="P43"><text:s text:c="5"/>7. Они никогда не говорят вам: «Как звучит его голос?»</text:p>
            <text:p text:style-name="P43"><text:s text:c="8"/>нравиться? Какие игры он <text:soft-page-break/>любит больше всего? Он собирает бабочек?»</text:p>
            <text:p text:style-name="P43"><text:s text:c="5"/>8. Вместо этого</text:p>
            <text:p text:style-name="P43"><text:s text:c="8"/>они требуют: «Сколько ему лет? Сколько у него братьев? Сколько</text:p>
            <text:p text:style-name="P43"><text:s text:c="8"/>он весит? Сколько денег зарабатывает его отец?»</text:p>
            <text:p text:style-name="P43"><text:s text:c="5"/>9. <text:span text:style-name="T32">Только из этих цифр</text:span></text:p>
            <text:p text:style-name="P45"><text:s text:c="8"/>думают ли они, что узнали что-нибудь о нем?</text:p>
            <text:p text:style-name="P43"><text:s text:c="5"/>10. Если бы вы сказали взрослым: «Я видел красивый дом из розового кирпича, с геранью в окнах и голубями на крыше», они бы вообще не смогли составить никакого представления об этом доме. .</text:p>
            <text:p text:style-name="P43"><text:s text:c="5"/>11. Вам пришлось бы сказать им: «Я видел дом стоимостью 20 000 долларов».</text:p>
            <text:p text:style-name="P43"><text:s text:c="5"/>12. Тогда они восклицали: «О, какой это красивый дом!»</text:p>
          </table:table-cell>
          <table:table-cell table:style-name="Таблица2.D2" office:value-type="string">
            <text:p text:style-name="P43">1. К счастью, однако, для репутации астероида B-612, <text:span text:style-name="T29">турецкого диктатора</text:span></text:p>
            <text:p text:style-name="P43"><text:span text:style-name="T29">принял закон,</text:span> <text:span text:style-name="T29">который его подданные</text:span> <text:span text:style-name="T31">под страхом смерти должны изменить на</text:span></text:p>
            <text:p text:style-name="P44">Европейский костюм.</text:p>
            <text:p text:style-name="P43">2. Так в 1920 году астроном дал свою демонстрацию все</text:p>
            <text:p text:style-name="P43">3. снова, одетый с впечатляющим стилем и элегантностью.</text:p>
            <text:p text:style-name="P43">4. И на этот раз</text:p>
            <text:p text:style-name="P43">все приняли его доклад.</text:p>
            <text:p text:style-name="P43">5.<text:span text:style-name="T31"> Если бы я рассказал вам эти подробности об астероиде и записал его</text:span></text:p>
            <text:p text:style-name="P44">номер для вас, это на счет взрослых и их пути.</text:p>
            <text:p text:style-name="P43">6. Когда вы</text:p>
            <text:p text:style-name="P43">скажите им, что у вас появился новый друг, <text:span text:style-name="T29">они никогда не задают вам никаких вопросов</text:span></text:p>
            <text:p text:style-name="P43">о существенных вопросах.</text:p>
            <text:p text:style-name="P43">7. Они никогда не говорят вам: <text:span text:style-name="T32">"Что звучит его голос</text:span></text:p>
            <text:p text:style-name="P43"><text:span text:style-name="T32">нравится?</text:span> Какие игры он любит больше всего? Он собирает бабочек?</text:p>
            <text:p text:style-name="P43"><text:soft-page-break/>8. Вместо этого,</text:p>
            <text:p text:style-name="P43">они требуют: "Сколько ему лет? Сколько у него братьев? <text:span text:style-name="T32">Сколько стоит</text:span></text:p>
            <text:p text:style-name="P43"><text:span text:style-name="T32">он весит?</text:span> Сколько денег зарабатывает его отец? "</text:p>
            <text:p text:style-name="P43">9. Только из этих цифр</text:p>
            <text:p text:style-name="P43">они думают, что узнали о нем что-нибудь.</text:p>
            <text:p text:style-name="P43">10. Если бы вы сказали взрослым: «Я видел красивый дом из розового кирпича, с гераниумами в окнах и голубями на крыше», они вообще не смогли бы получить никакого представления о том доме.</text:p>
            <text:p text:style-name="P43">11. Вы должны были сказать им: «Я видел дом, который стоил 20 000 долларов».</text:p>
            <text:p text:style-name="P43">12. Затем они воскликнули: «О, какой это красивый дом!»</text:p>
          </table:table-cell>
        </table:table-row>
      </table:table>
      <text:p text:style-name="P32"/>
      <table:table table:name="Таблица3" table:style-name="Таблица3" table:template-name="Default Style">
        <table:table-column table:style-name="Таблица3.A"/>
        <table:table-column table:style-name="Таблица3.B"/>
        <table:table-column table:style-name="Таблица3.C"/>
        <table:table-row>
          <table:table-cell table:style-name="Таблица3.A1" office:value-type="string">
            <text:p text:style-name="P42">Критерий</text:p>
          </table:table-cell>
          <table:table-cell table:style-name="Таблица3.A1" office:value-type="string">
            <text:p text:style-name="P39">Перевод 1</text:p>
          </table:table-cell>
          <table:table-cell table:style-name="Таблица3.C1" office:value-type="string">
            <text:p text:style-name="P39">Перевод 2</text:p>
          </table:table-cell>
        </table:table-row>
        <table:table-row>
          <table:table-cell table:style-name="Таблица3.A2" office:value-type="string">
            <text:p text:style-name="P39">Затраты времени на выполнение перевода</text:p>
          </table:table-cell>
          <table:table-cell table:style-name="Таблица3.A2" office:value-type="string">
            <text:p text:style-name="P39">1-2 сек.</text:p>
          </table:table-cell>
          <table:table-cell table:style-name="Таблица3.C2" office:value-type="string">
            <text:p text:style-name="P39">1-2 сек.</text:p>
          </table:table-cell>
        </table:table-row>
        <table:table-row>
          <table:table-cell table:style-name="Таблица3.A2" office:value-type="string">
            <text:p text:style-name="P39">Необходимость специальной подготовки пользователя</text:p>
          </table:table-cell>
          <table:table-cell table:style-name="Таблица3.A2" office:value-type="string">
            <text:p text:style-name="P39">нет</text:p>
          </table:table-cell>
          <table:table-cell table:style-name="Таблица3.C2" office:value-type="string">
            <text:p text:style-name="P39">нет</text:p>
          </table:table-cell>
        </table:table-row>
        <table:table-row>
          <table:table-cell table:style-name="Таблица3.A2" office:value-type="string">
            <text:p text:style-name="P39">Качество перевода(целостность текста, стилистическая однородность, наличие ошибок)</text:p>
          </table:table-cell>
          <table:table-cell table:style-name="Таблица3.A2" office:value-type="string">
            <text:p text:style-name="P39">При переводе сохранилась целостность текста и стилистическая однородность, есть некоторые ошибки</text:p>
          </table:table-cell>
          <table:table-cell table:style-name="Таблица3.C2" office:value-type="string">
            <text:p text:style-name="P39">При переводе сохранилась целостность текста и стилистическая однородность, есть некоторые ошибки</text:p>
          </table:table-cell>
        </table:table-row>
        <table:table-row>
          <table:table-cell table:style-name="Таблица3.A2" office:value-type="string">
            <text:p text:style-name="P39">Необходимость постредактирования</text:p>
          </table:table-cell>
          <table:table-cell table:style-name="Таблица3.A2" office:value-type="string">
            <text:p text:style-name="P39">да</text:p>
          </table:table-cell>
          <table:table-cell table:style-name="Таблица3.C2" office:value-type="string">
            <text:p text:style-name="P39">да</text:p>
          </table:table-cell>
        </table:table-row>
      </table:table>
      <text:p text:style-name="P6"/>
      <text:p text:style-name="P35">Исходный фрагмент: </text:p>
      <text:p text:style-name="P16"><text:span text:style-name="T14">К счастью для репутации астероида В-612, турецкий султан велел своим подданным под </text:span>страхом смерти носить европейское платье. В 1920 году тот астроном снова доложил о своем открытии. На этот раз он был одет по последней моде, – и все с ним согласились.</text:p>
      <text:p text:style-name="P16"><text:span text:style-name="T14">Я вам рассказал так подробно об астероиде В-612 и даже сообщил его номер только из-за </text:span>взрослых. Взрослые очень любят цифры. Когда рассказываешь им, что у тебя появился новый друг, они никогда не спросят о самом главном. Никогда они не скажут: «А какой у него голос? В какие игры он любит играть? Ловит ли он бабочек?» Они спрашивают: «Сколько ему лет? Сколько у него братьев? Сколько он весит? Сколько зарабатывает его отец?» И после этого во- ображают, что узнали человека. Когда говоришь взрослым: «Я видел красивый дом из розового</text:p>
      <text:p text:style-name="P15">кирпича, в окнах у него герань, а на крыше голуби», – они никак не могут представить себе этот дом. Им надо сказать: «Я видел дом за сто тысяч франков», – и тогда они восклицают: «Какая красота!»</text:p>
      <text:p text:style-name="P18"/>
      <text:p text:style-name="P18">Итоговый фрагмент:</text:p>
      <text:p text:style-name="P18">К счастью для репутации астероида B-612, турецкий султан приказал своим подданным под страхом смерти носить европейскую одежду. В 1920 году этот астроном снова сообщил о своем открытии. На этот раз он был одет по последней моде, и все с ним согласились.</text:p>
      <text:p text:style-name="P18"><text:soft-page-break/>Я так подробно рассказал вам об астероиде Б-612 и даже сообщил его номер только благодаря взрослым. Взрослые очень любят цифры. Когда ты им скажешь, что у тебя появился новый друг, они никогда не спросят о самом главном. Они никогда не скажут: «Какой у него голос? В какие игры он любит играть? Он ловит бабочек? Спрашивают: «Сколько ему лет? Сколько у него братьев? Сколько он весит? Сколько зарабатывает его отец? И после этого им кажется, что они узнают человека. Когда говоришь взрослым: «Я видел красивый дом из розового</text:p>
      <text:p text:style-name="P18">кирпичи, в окнах герань, а на крыше голуби», — они никак не могут себе представить этот дом. Надо им сказать: «Я видел дом за сто тысяч франков», а они тогда восклицают: «Какая красота!»</text:p>
      <text:p text:style-name="P18"/>
      <text:p text:style-name="P19">Уровень 1</text:p>
      <text:p text:style-name="P20"/>
      <text:p text:style-name="P33"><text:span text:style-name="T8">Задание: </text:span><text:span text:style-name="T10">Определите разницу между системами автоматического и автоматизированного </text:span><text:a xlink:type="simple" xlink:href="https://edu.vsu.ru/mod/assign/view.php?id=919076" text:style-name="Internet_20_link" text:visited-style-name="Visited_20_Internet_20_Link"><text:span text:style-name="T13">перевод</text:span></text:a><text:span text:style-name="T10">а.</text:span> </text:p>
      <table:table table:name="Таблица4" table:style-name="Таблица4" table:template-name="Default Style">
        <table:table-column table:style-name="Таблица4.A" table:number-columns-repeated="2"/>
        <table:table-row>
          <table:table-cell table:style-name="Таблица4.A1" office:value-type="string">
            <text:p text:style-name="P39">Автоматический перевод</text:p>
          </table:table-cell>
          <table:table-cell table:style-name="Таблица4.B1" office:value-type="string">
            <text:p text:style-name="P39">Автоматизированный перевод</text:p>
          </table:table-cell>
        </table:table-row>
        <table:table-row table:style-name="Таблица4.2">
          <table:table-cell table:style-name="Таблица4.A2" office:value-type="string">
            <text:list xml:id="list1120332678" text:style-name="L2">
              <text:list-item>
                <text:p text:style-name="P40">Перевод текста с помощью компьютерных программ без участия человека</text:p>
              </text:list-item>
              <text:list-item>
                <text:p text:style-name="P40">Состоит из статистических моделей и ИИ</text:p>
              </text:list-item>
              <text:list-item>
                <text:p text:style-name="P40">Применяется для перевода больших объемов текста</text:p>
              </text:list-item>
              <text:list-item>
                <text:p text:style-name="P40">При переводе сложных текстов могут возникать ошибки и понижаться точность перевода</text:p>
              </text:list-item>
              <text:list-item>
                <text:p text:style-name="P40">Из-за использования компьютерных программ, является более доступным и обеспечивает быструю скорость перевода</text:p>
              </text:list-item>
              <text:list-item>
                <text:p text:style-name="P40">Направлен на широкое использование для понимания общего смысла текста</text:p>
              </text:list-item>
            </text:list>
          </table:table-cell>
          <table:table-cell table:style-name="Таблица4.B2" office:value-type="string">
            <text:list xml:id="list148590565" text:style-name="L3">
              <text:list-item>
                <text:p text:style-name="P41">Перевод текста с использованием программ для упрощения перевода человеком</text:p>
              </text:list-item>
              <text:list-item>
                <text:p text:style-name="P41">Используются готовые глоссарии</text:p>
              </text:list-item>
              <text:list-item>
                <text:p text:style-name="P41">Повышает производительность переводчиков </text:p>
              </text:list-item>
              <text:list-item>
                <text:p text:style-name="P41">Участие человека делает перевод более точным и качественным, может работать с определенными типами текстов</text:p>
              </text:list-item>
              <text:list-item>
                <text:p text:style-name="P41">Из-за участия человека, на перевод требуется больше времени и применение специальных программ, не всегда доступных и бесплатных.</text:p>
              </text:list-item>
              <text:list-item>
                <text:p text:style-name="P41">Направлен на специальные задачи в узких сферах деятельности, где требуется высокая точность и качество</text:p>
              </text:list-item>
            </text:list>
          </table:table-cell>
        </table:table-row>
      </table:table>
      <text:p text:style-name="P33"/>
      <text:p text:style-name="P36"><text:span text:style-name="T30">Задание: </text:span><text:span text:style-name="T12">Какую роль человек может играть в процессе машинного перевода? Что такое предредактирование и постредактирование?</text:span> </text:p>
      <text:p text:style-name="P36"/>
      <text:p text:style-name="P37">Из-за того, что человек является носителем языка, понимает контекст многих слов и владеет разговорным стилем, он в процессе машинного перевода может упрощать текст, исправлять неправильный перевод, переводить сложные конструкции</text:p>
      <text:p text:style-name="P37">Предредактирование — упрощение человеком сложных фрагментов для дальнейшего машинного перевода</text:p>
      <text:p text:style-name="P37">Постредактирование — перевод сначала компьютером, затем — человеком для исправления ошибок.</text:p>
      <text:p text:style-name="P33"><text:span text:style-name="T37">Задание:</text:span><text:span text:style-name="T35"> </text:span><text:span text:style-name="T10">Обобщить информацию из файла "Нейронный </text:span><text:a xlink:type="simple" xlink:href="https://edu.vsu.ru/mod/resource/view.php?id=919082" text:style-name="Internet_20_link" text:visited-style-name="Visited_20_Internet_20_Link"><text:span text:style-name="T13">машинный перевод</text:span></text:a><text:span text:style-name="T10">"</text:span></text:p>
      <text:p text:style-name="P33"><text:s/></text:p>
      <text:p text:style-name="P37"><text:soft-page-break/>Нейронный машинный перевод <text:s/>— это метод машинного перевода, который использует нейронные сети для автоматического перевода текста с одного языка на другой. Метод использует глубокие нейронные сети, которые обучаются на больших объемах данных и способны улавливать сложные зависимости между словами и фразами. NMT широко используется для автоматического перевода текста на различных онлайн-платформах, в мобильных приложениях, в системах мгновенного перевода и в других областях, где требуется быстрый и качественный перевод между разными языками. </text:p>
      <text:p text:style-name="P37"/>
      <text:p text:style-name="P33"><text:span text:style-name="T37">Задание:</text:span><text:span text:style-name="T35"> </text:span><text:span text:style-name="T11">В чем, на ваш взгляд, заключается будущее МП?</text:span><text:span text:style-name="T38"> </text:span></text:p>
      <text:p text:style-name="P38"/>
      <text:p text:style-name="P38"><text:span text:style-name="T34">На мой взгляд, с</text:span> появлением моделей глубокого обучения качество машинного перевода будет продолжать улучшаться. Больше внимания будет уделяться сохранению смысла и стиля исходного текста при переводе. Будущее машинного перевода связано с улучшением способности моделей адаптироваться к контексту и учитывать информацию из предыдущих предложений для более точного перевода.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1" svg:font-family="Arial" style:font-family-generic="system" style:font-pitch="variable"/>
    <style:font-face style:name="Calibri" svg:font-family="Calibri" style:font-family-generic="roman"/>
    <style:font-face style:name="Cambria Math" svg:font-family="'Cambria Math'"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YS Text" svg:font-family="'YS Text', 'Helvetica Neue', Helvetica, Arial, sans-serif"/>
    <style:font-face style:name="apple-system" svg:font-family="apple-system, BlinkMacSystemFont, 'Segoe UI', Roboto, 'Helvetica Neue', Arial, 'Noto Sans', 'Liberation Sans', sans-serif, 'Apple Color Emoji', 'Segoe UI Emoji', 'Segoe UI Symbol', 'Noto Color Emoji'"/>
    <style:font-face style:name="markup-bold" svg:font-family="markup-bol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ru" fo:country="R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ru" fo:country="R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 style:font-family-complex="'Lucida Sans'" style:font-family-generic-complex="swiss"/>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fo:font-size="11pt" fo:language="ru" fo:country="RU" style:font-name-asian="Cambria Math" style:font-family-asian="'Cambria Math'"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8T20:21:09.095000000</meta:creation-date>
    <dc:date>2024-05-19T14:04:57.332000000</dc:date>
    <meta:editing-duration>PT1H51M36S</meta:editing-duration>
    <meta:editing-cycles>2</meta:editing-cycles>
    <meta:generator>LibreOffice/7.5.1.2$Windows_X86_64 LibreOffice_project/fcbaee479e84c6cd81291587d2ee68cba099e129</meta:generator>
    <meta:document-statistic meta:table-count="4" meta:image-count="0" meta:object-count="0" meta:page-count="7" meta:paragraph-count="200" meta:word-count="2129" meta:character-count="13465" meta:non-whitespace-character-count="11391"/>
  </office:meta>
</office:document-meta>
</file>